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" svg:font-family="" style:font-family-generic="roman"/>
    <style:font-face style:name="Liberation serif" svg:font-family="'Liberation serif', 'Times New Roman'" style:font-family-generic="roman"/>
    <style:font-face style:name="Liberation mono" svg:font-family="'Liberation mono', 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" svg:font-family="'Source Han Sans'" style:font-family-generic="system" style:font-pitch="variable"/>
  </office:font-face-decls>
  <office:automatic-styles>
    <style:style style:name="co1" style:family="table-column">
      <style:table-column-properties fo:break-before="auto" style:column-width="38.12mm"/>
    </style:style>
    <style:style style:name="co2" style:family="table-column">
      <style:table-column-properties fo:break-before="auto" style:column-width="55.28mm"/>
    </style:style>
    <style:style style:name="co3" style:family="table-column">
      <style:table-column-properties fo:break-before="auto" style:column-width="53.38mm"/>
    </style:style>
    <style:style style:name="co4" style:family="table-column">
      <style:table-column-properties fo:break-before="auto" style:column-width="56.0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1.04mm" fo:break-before="auto" style:use-optimal-row-height="false"/>
    </style:style>
    <style:style style:name="ro2" style:family="table-row">
      <style:table-row-properties style:row-height="8.68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0c0c0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2pt" style:language-asian="ar" style:country-asian="SA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language-asian="ar" style:country-asian="SA" style:font-style-asian="normal" style:font-name-complex="DejaVu Sans" style:language-complex="none" style:country-complex="none" style:font-style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Liberation serif;Times New Roman" fo:font-size="10pt" fo:font-weight="bold" fo:language="es" fo:country="ES" style:language-asian="ar" style:country-asian="SA" style:font-name-asian="Cambria" style:font-size-asian="10pt" style:font-size-complex="10pt" style:font-weight-asian="bold" style:font-weight-complex="bold"/>
    </style:style>
    <style:style style:name="T2" style:family="text">
      <style:text-properties fo:color="#000000" fo:font-size="10pt" fo:font-weight="bold" fo:language="es" fo:country="ES" style:language-asian="ar" style:country-asian="SA" style:font-name="Liberation mono;Courier New" style:font-name-asian="Courier New" style:font-size-asian="12pt"/>
    </style:style>
    <style:style style:name="T3" style:family="text">
      <style:text-properties fo:color="#000000" fo:font-size="10pt" fo:font-weight="bold" fo:language="es" fo:country="ES" style:language-asian="ar" style:country-asian="SA" style:font-name="Liberation serif;Times New Roman" style:font-name-asian="Cambria" style:font-size-asian="10pt" style:font-size-complex="10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80.81mm" svg:height="101.7mm" svg:x="205.25mm" svg:y="2.18mm">
            <draw:object draw:notify-on-update-of-ranges="Hoja1.A2:Hoja1.A2 Hoja1.A3:Hoja1.A15 Hoja1.B2:Hoja1.B2 Hoja1.B3:Hoja1.B15 Hoja1.C2:Hoja1.C2 Hoja1.C3:Hoja1.C15 Hoja1.D2:Hoja1.D2 Hoja1.D3:Hoja1.D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4.07mm" svg:height="97.91mm" svg:x="208mm" svg:y="117.4mm">
            <draw:object draw:notify-on-update-of-ranges="Hoja1.A25:Hoja1.A25 Hoja1.A26:Hoja1.A38 Hoja1.B25:Hoja1.B25 Hoja1.B26:Hoja1.B38 Hoja1.C25:Hoja1.C25 Hoja1.C26:Hoja1.C38 Hoja1.D25:Hoja1.D25 Hoja1.D26:Hoja1.D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1" office:value-type="string" calcext:value-type="string">
            <text:p>Mi PC</text:p>
          </table:table-cell>
          <table:table-cell table:style-name="ce1" office:value-type="string" calcext:value-type="string">
            <text:p>Intel i5-8250U</text:p>
          </table:table-cell>
          <table:table-cell table:style-name="ce9" table:number-columns-repeated="2"/>
        </table:table-row>
        <table:table-row table:style-name="ro2">
          <table:table-cell table:style-name="ce1" office:value-type="string" calcext:value-type="string">
            <text:p>Nº de Componentes</text:p>
          </table:table-cell>
          <table:table-cell table:style-name="ce1" office:value-type="string" calcext:value-type="string">
            <text:p>T. secuencial vect. Globales</text:p>
            <text:p>1 thread/core</text:p>
          </table:table-cell>
          <table:table-cell table:style-name="ce9" office:value-type="string" calcext:value-type="string">
            <text:p><text:span text:style-name="T1">T. paralelo (versión </text:span><text:span text:style-name="T2">for</text:span><text:span text:style-name="T3">)</text:span></text:p>
            <text:p>4 threads/cores</text:p>
          </table:table-cell>
          <table:table-cell table:style-name="ce9" office:value-type="string" calcext:value-type="string">
            <text:p><text:span text:style-name="T1">T. paralelo (versión </text:span><text:span text:style-name="T2">sections)</text:span></text:p>
            <text:p>4 threads/cores</text:p>
          </table:table-cell>
        </table:table-row>
        <table:table-row table:style-name="ro3">
          <table:table-cell office:value-type="float" office:value="16384" calcext:value-type="float">
            <text:p>16384</text:p>
          </table:table-cell>
          <table:table-cell office:value-type="float" office:value="0.00020064" calcext:value-type="float">
            <text:p>0,00020064</text:p>
          </table:table-cell>
          <table:table-cell office:value-type="float" office:value="0.000068951" calcext:value-type="float">
            <text:p>6,8951E-05</text:p>
          </table:table-cell>
          <table:table-cell office:value-type="float" office:value="0.000058487" calcext:value-type="float">
            <text:p>5,8487E-05</text:p>
          </table:table-cell>
        </table:table-row>
        <table:table-row table:style-name="ro3">
          <table:table-cell table:style-name="ce3" office:value-type="float" office:value="32768" calcext:value-type="float">
            <text:p>32768</text:p>
          </table:table-cell>
          <table:table-cell table:style-name="ce7" office:value-type="float" office:value="0.000345707" calcext:value-type="float">
            <text:p>0,000345707</text:p>
          </table:table-cell>
          <table:table-cell table:style-name="ce7" office:value-type="float" office:value="0.000114316" calcext:value-type="float">
            <text:p>0,000114316</text:p>
          </table:table-cell>
          <table:table-cell table:style-name="ce7" office:value-type="float" office:value="0.000143378" calcext:value-type="float">
            <text:p>0,000143378</text:p>
          </table:table-cell>
        </table:table-row>
        <table:table-row table:style-name="ro3">
          <table:table-cell office:value-type="float" office:value="65536" calcext:value-type="float">
            <text:p>65536</text:p>
          </table:table-cell>
          <table:table-cell office:value-type="float" office:value="0.000943194" calcext:value-type="float">
            <text:p>0,000943194</text:p>
          </table:table-cell>
          <table:table-cell office:value-type="float" office:value="0.000222505" calcext:value-type="float">
            <text:p>0,000222505</text:p>
          </table:table-cell>
          <table:table-cell office:value-type="float" office:value="0.000211699" calcext:value-type="float">
            <text:p>0,000211699</text:p>
          </table:table-cell>
        </table:table-row>
        <table:table-row table:style-name="ro3">
          <table:table-cell table:style-name="ce4" office:value-type="float" office:value="131072" calcext:value-type="float">
            <text:p>131072</text:p>
          </table:table-cell>
          <table:table-cell table:style-name="ce7" office:value-type="float" office:value="0.001411803" calcext:value-type="float">
            <text:p>0,001411803</text:p>
          </table:table-cell>
          <table:table-cell table:style-name="ce7" office:value-type="float" office:value="0.000576929" calcext:value-type="float">
            <text:p>0,000576929</text:p>
          </table:table-cell>
          <table:table-cell table:style-name="ce7" office:value-type="float" office:value="0.000549028" calcext:value-type="float">
            <text:p>0,000549028</text:p>
          </table:table-cell>
        </table:table-row>
        <table:table-row table:style-name="ro3">
          <table:table-cell office:value-type="float" office:value="262144" calcext:value-type="float">
            <text:p>262144</text:p>
          </table:table-cell>
          <table:table-cell office:value-type="float" office:value="0.00289788" calcext:value-type="float">
            <text:p>0,00289788</text:p>
          </table:table-cell>
          <table:table-cell office:value-type="float" office:value="0.000927311" calcext:value-type="float">
            <text:p>0,000927311</text:p>
          </table:table-cell>
          <table:table-cell office:value-type="float" office:value="0.001302597" calcext:value-type="float">
            <text:p>0,001302597</text:p>
          </table:table-cell>
        </table:table-row>
        <table:table-row table:style-name="ro3">
          <table:table-cell table:style-name="ce4" office:value-type="float" office:value="524288" calcext:value-type="float">
            <text:p>524288</text:p>
          </table:table-cell>
          <table:table-cell table:style-name="ce7" office:value-type="float" office:value="0.0058604" calcext:value-type="float">
            <text:p>0,0058604</text:p>
          </table:table-cell>
          <table:table-cell table:style-name="ce7" office:value-type="float" office:value="0.002236288" calcext:value-type="float">
            <text:p>0,002236288</text:p>
          </table:table-cell>
          <table:table-cell table:style-name="ce7" office:value-type="float" office:value="0.002638852" calcext:value-type="float">
            <text:p>0,002638852</text:p>
          </table:table-cell>
        </table:table-row>
        <table:table-row table:style-name="ro3">
          <table:table-cell office:value-type="float" office:value="1048576" calcext:value-type="float">
            <text:p>1048576</text:p>
          </table:table-cell>
          <table:table-cell office:value-type="float" office:value="0.007499382" calcext:value-type="float">
            <text:p>0,007499382</text:p>
          </table:table-cell>
          <table:table-cell office:value-type="float" office:value="0.002692097" calcext:value-type="float">
            <text:p>0,002692097</text:p>
          </table:table-cell>
          <table:table-cell office:value-type="float" office:value="0.00223478" calcext:value-type="float">
            <text:p>0,00223478</text:p>
          </table:table-cell>
        </table:table-row>
        <table:table-row table:style-name="ro3">
          <table:table-cell table:style-name="ce4" office:value-type="float" office:value="2097152" calcext:value-type="float">
            <text:p>2097152</text:p>
          </table:table-cell>
          <table:table-cell table:style-name="ce7" office:value-type="float" office:value="0.008292539" calcext:value-type="float">
            <text:p>0,008292539</text:p>
          </table:table-cell>
          <table:table-cell table:style-name="ce7" office:value-type="float" office:value="0.004401032" calcext:value-type="float">
            <text:p>0,004401032</text:p>
          </table:table-cell>
          <table:table-cell table:style-name="ce7" office:value-type="float" office:value="0.004919438" calcext:value-type="float">
            <text:p>0,004919438</text:p>
          </table:table-cell>
        </table:table-row>
        <table:table-row table:style-name="ro3">
          <table:table-cell office:value-type="float" office:value="4194304" calcext:value-type="float">
            <text:p>4194304</text:p>
          </table:table-cell>
          <table:table-cell office:value-type="float" office:value="0.015374117" calcext:value-type="float">
            <text:p>0,015374117</text:p>
          </table:table-cell>
          <table:table-cell office:value-type="float" office:value="0.007629657" calcext:value-type="float">
            <text:p>0,007629657</text:p>
          </table:table-cell>
          <table:table-cell office:value-type="float" office:value="0.007750333" calcext:value-type="float">
            <text:p>0,007750333</text:p>
          </table:table-cell>
        </table:table-row>
        <table:table-row table:style-name="ro3">
          <table:table-cell table:style-name="ce4" office:value-type="float" office:value="8388608" calcext:value-type="float">
            <text:p>8388608</text:p>
          </table:table-cell>
          <table:table-cell table:style-name="ce7" office:value-type="float" office:value="0.0289445" calcext:value-type="float">
            <text:p>0,0289445</text:p>
          </table:table-cell>
          <table:table-cell table:style-name="ce7" office:value-type="float" office:value="0.015823796" calcext:value-type="float">
            <text:p>0,015823796</text:p>
          </table:table-cell>
          <table:table-cell table:style-name="ce7" office:value-type="float" office:value="0.016613158" calcext:value-type="float">
            <text:p>0,016613158</text:p>
          </table:table-cell>
        </table:table-row>
        <table:table-row table:style-name="ro3">
          <table:table-cell office:value-type="float" office:value="16777216" calcext:value-type="float">
            <text:p>16777216</text:p>
          </table:table-cell>
          <table:table-cell office:value-type="float" office:value="0.056007118" calcext:value-type="float">
            <text:p>0,056007118</text:p>
          </table:table-cell>
          <table:table-cell office:value-type="float" office:value="0.033802067" calcext:value-type="float">
            <text:p>0,033802067</text:p>
          </table:table-cell>
          <table:table-cell office:value-type="float" office:value="0.03094324" calcext:value-type="float">
            <text:p>0,03094324</text:p>
          </table:table-cell>
        </table:table-row>
        <table:table-row table:style-name="ro3">
          <table:table-cell table:style-name="ce4" office:value-type="float" office:value="33554432" calcext:value-type="float">
            <text:p>33554432</text:p>
          </table:table-cell>
          <table:table-cell table:style-name="ce7" office:value-type="float" office:value="0.113174536" calcext:value-type="float">
            <text:p>0,113174536</text:p>
          </table:table-cell>
          <table:table-cell table:style-name="ce7" office:value-type="float" office:value="0.060184144" calcext:value-type="float">
            <text:p>0,060184144</text:p>
          </table:table-cell>
          <table:table-cell table:style-name="ce7" office:value-type="float" office:value="0.060233511" calcext:value-type="float">
            <text:p>0,060233511</text:p>
          </table:table-cell>
        </table:table-row>
        <table:table-row table:style-name="ro3">
          <table:table-cell table:style-name="ce5" office:value-type="float" office:value="67108864" calcext:value-type="float">
            <text:p>67108864</text:p>
          </table:table-cell>
          <table:table-cell table:style-name="ce8" office:value-type="float" office:value="0.224890717" calcext:value-type="float">
            <text:p>0,224890717</text:p>
          </table:table-cell>
          <table:table-cell table:style-name="ce8" office:value-type="float" office:value="0.122471963" calcext:value-type="float">
            <text:p>0,122471963</text:p>
          </table:table-cell>
          <table:table-cell table:style-name="ce8" office:value-type="float" office:value="0.121353418" calcext:value-type="float">
            <text:p>0,121353418</text:p>
          </table:table-cell>
        </table:table-row>
        <table:table-row table:style-name="ro3" table:number-rows-repeated="8">
          <table:table-cell table:style-name="Default" table:number-columns-repeated="4"/>
        </table:table-row>
        <table:table-row table:style-name="ro3">
          <table:table-cell table:style-name="ce1" office:value-type="string" calcext:value-type="string">
            <text:p>ATCgrid</text:p>
          </table:table-cell>
          <table:table-cell table:style-name="ce1"/>
          <table:table-cell table:style-name="ce9" table:number-columns-repeated="2"/>
        </table:table-row>
        <table:table-row table:style-name="ro2">
          <table:table-cell table:style-name="ce1" office:value-type="string" calcext:value-type="string">
            <text:p>Nº de Componentes</text:p>
          </table:table-cell>
          <table:table-cell table:style-name="ce1" office:value-type="string" calcext:value-type="string">
            <text:p>T. secuencial vect. Globales</text:p>
            <text:p>1 thread/core</text:p>
          </table:table-cell>
          <table:table-cell table:style-name="ce9" office:value-type="string" calcext:value-type="string">
            <text:p><text:span text:style-name="T1">T. paralelo (versión </text:span><text:span text:style-name="T2">for</text:span><text:span text:style-name="T3">)</text:span></text:p>
            <text:p>4 threads/cores</text:p>
          </table:table-cell>
          <table:table-cell table:style-name="ce9" office:value-type="string" calcext:value-type="string">
            <text:p><text:span text:style-name="T1">T. paralelo (versión </text:span><text:span text:style-name="T2">sections)</text:span></text:p>
            <text:p>4 threads/cores</text:p>
          </table:table-cell>
        </table:table-row>
        <table:table-row table:style-name="ro3">
          <table:table-cell office:value-type="float" office:value="16384" calcext:value-type="float">
            <text:p>16384</text:p>
          </table:table-cell>
          <table:table-cell office:value-type="float" office:value="0.000122624" calcext:value-type="float">
            <text:p>0,000122624</text:p>
          </table:table-cell>
          <table:table-cell office:value-type="float" office:value="0.000046314" calcext:value-type="float">
            <text:p>4,6314E-05</text:p>
          </table:table-cell>
          <table:table-cell office:value-type="float" office:value="0.000054928" calcext:value-type="float">
            <text:p>5,4928E-05</text:p>
          </table:table-cell>
        </table:table-row>
        <table:table-row table:style-name="ro3">
          <table:table-cell table:style-name="ce3" office:value-type="float" office:value="32768" calcext:value-type="float">
            <text:p>32768</text:p>
          </table:table-cell>
          <table:table-cell table:style-name="ce7" office:value-type="float" office:value="0.000238818" calcext:value-type="float">
            <text:p>0,000238818</text:p>
          </table:table-cell>
          <table:table-cell table:style-name="ce7" office:value-type="float" office:value="0.000162764" calcext:value-type="float">
            <text:p>0,000162764</text:p>
          </table:table-cell>
          <table:table-cell table:style-name="ce7" office:value-type="float" office:value="0.000078444" calcext:value-type="float">
            <text:p>7,8444E-05</text:p>
          </table:table-cell>
        </table:table-row>
        <table:table-row table:style-name="ro3">
          <table:table-cell office:value-type="float" office:value="65536" calcext:value-type="float">
            <text:p>65536</text:p>
          </table:table-cell>
          <table:table-cell office:value-type="float" office:value="0.000473247" calcext:value-type="float">
            <text:p>0,000473247</text:p>
          </table:table-cell>
          <table:table-cell office:value-type="float" office:value="0.000136748" calcext:value-type="float">
            <text:p>0,000136748</text:p>
          </table:table-cell>
          <table:table-cell office:value-type="float" office:value="0.000158723" calcext:value-type="float">
            <text:p>0,000158723</text:p>
          </table:table-cell>
        </table:table-row>
        <table:table-row table:style-name="ro3">
          <table:table-cell table:style-name="ce4" office:value-type="float" office:value="131072" calcext:value-type="float">
            <text:p>131072</text:p>
          </table:table-cell>
          <table:table-cell table:style-name="ce7" office:value-type="float" office:value="0.00094761" calcext:value-type="float">
            <text:p>0,00094761</text:p>
          </table:table-cell>
          <table:table-cell table:style-name="ce7" office:value-type="float" office:value="0.000272179" calcext:value-type="float">
            <text:p>0,000272179</text:p>
          </table:table-cell>
          <table:table-cell table:style-name="ce7" office:value-type="float" office:value="0.000331622" calcext:value-type="float">
            <text:p>0,000331622</text:p>
          </table:table-cell>
        </table:table-row>
        <table:table-row table:style-name="ro3">
          <table:table-cell office:value-type="float" office:value="262144" calcext:value-type="float">
            <text:p>262144</text:p>
          </table:table-cell>
          <table:table-cell office:value-type="float" office:value="0.001892547" calcext:value-type="float">
            <text:p>0,001892547</text:p>
          </table:table-cell>
          <table:table-cell office:value-type="float" office:value="0.000589282" calcext:value-type="float">
            <text:p>0,000589282</text:p>
          </table:table-cell>
          <table:table-cell office:value-type="float" office:value="0.000628533" calcext:value-type="float">
            <text:p>0,000628533</text:p>
          </table:table-cell>
        </table:table-row>
        <table:table-row table:style-name="ro3">
          <table:table-cell table:style-name="ce4" office:value-type="float" office:value="524288" calcext:value-type="float">
            <text:p>524288</text:p>
          </table:table-cell>
          <table:table-cell table:style-name="ce7" office:value-type="float" office:value="0.002871337" calcext:value-type="float">
            <text:p>0,002871337</text:p>
          </table:table-cell>
          <table:table-cell table:style-name="ce7" office:value-type="float" office:value="0.001021006" calcext:value-type="float">
            <text:p>0,001021006</text:p>
          </table:table-cell>
          <table:table-cell table:style-name="ce7" office:value-type="float" office:value="0.000996346" calcext:value-type="float">
            <text:p>0,000996346</text:p>
          </table:table-cell>
        </table:table-row>
        <table:table-row table:style-name="ro3">
          <table:table-cell office:value-type="float" office:value="1048576" calcext:value-type="float">
            <text:p>1048576</text:p>
          </table:table-cell>
          <table:table-cell office:value-type="float" office:value="0.005647381" calcext:value-type="float">
            <text:p>0,005647381</text:p>
          </table:table-cell>
          <table:table-cell office:value-type="float" office:value="0.002308663" calcext:value-type="float">
            <text:p>0,002308663</text:p>
          </table:table-cell>
          <table:table-cell office:value-type="float" office:value="0.002066028" calcext:value-type="float">
            <text:p>0,002066028</text:p>
          </table:table-cell>
        </table:table-row>
        <table:table-row table:style-name="ro3">
          <table:table-cell table:style-name="ce4" office:value-type="float" office:value="2097152" calcext:value-type="float">
            <text:p>2097152</text:p>
          </table:table-cell>
          <table:table-cell table:style-name="ce7" office:value-type="float" office:value="0.010000441" calcext:value-type="float">
            <text:p>0,010000441</text:p>
          </table:table-cell>
          <table:table-cell table:style-name="ce7" office:value-type="float" office:value="0.004009223" calcext:value-type="float">
            <text:p>0,004009223</text:p>
          </table:table-cell>
          <table:table-cell table:style-name="ce7" office:value-type="float" office:value="0.004602092" calcext:value-type="float">
            <text:p>0,004602092</text:p>
          </table:table-cell>
        </table:table-row>
        <table:table-row table:style-name="ro3">
          <table:table-cell office:value-type="float" office:value="4194304" calcext:value-type="float">
            <text:p>4194304</text:p>
          </table:table-cell>
          <table:table-cell office:value-type="float" office:value="0.018214631" calcext:value-type="float">
            <text:p>0,018214631</text:p>
          </table:table-cell>
          <table:table-cell office:value-type="float" office:value="0.006732957" calcext:value-type="float">
            <text:p>0,006732957</text:p>
          </table:table-cell>
          <table:table-cell office:value-type="float" office:value="0.007566364" calcext:value-type="float">
            <text:p>0,007566364</text:p>
          </table:table-cell>
        </table:table-row>
        <table:table-row table:style-name="ro3">
          <table:table-cell table:style-name="ce4" office:value-type="float" office:value="8388608" calcext:value-type="float">
            <text:p>8388608</text:p>
          </table:table-cell>
          <table:table-cell table:style-name="ce7" office:value-type="float" office:value="0.033410888" calcext:value-type="float">
            <text:p>0,033410888</text:p>
          </table:table-cell>
          <table:table-cell table:style-name="ce7" office:value-type="float" office:value="0.013093939" calcext:value-type="float">
            <text:p>0,013093939</text:p>
          </table:table-cell>
          <table:table-cell table:style-name="ce7" office:value-type="float" office:value="0.013711518" calcext:value-type="float">
            <text:p>0,013711518</text:p>
          </table:table-cell>
        </table:table-row>
        <table:table-row table:style-name="ro3">
          <table:table-cell office:value-type="float" office:value="16777216" calcext:value-type="float">
            <text:p>16777216</text:p>
          </table:table-cell>
          <table:table-cell office:value-type="float" office:value="0.066655803" calcext:value-type="float">
            <text:p>0,066655803</text:p>
          </table:table-cell>
          <table:table-cell office:value-type="float" office:value="0.042461181" calcext:value-type="float">
            <text:p>0,042461181</text:p>
          </table:table-cell>
          <table:table-cell office:value-type="float" office:value="0.027287619" calcext:value-type="float">
            <text:p>0,027287619</text:p>
          </table:table-cell>
        </table:table-row>
        <table:table-row table:style-name="ro3">
          <table:table-cell table:style-name="ce4" office:value-type="float" office:value="33554432" calcext:value-type="float">
            <text:p>33554432</text:p>
          </table:table-cell>
          <table:table-cell table:style-name="ce7" office:value-type="float" office:value="0.131965512" calcext:value-type="float">
            <text:p>0,131965512</text:p>
          </table:table-cell>
          <table:table-cell table:style-name="ce7" office:value-type="float" office:value="0.071881953" calcext:value-type="float">
            <text:p>0,071881953</text:p>
          </table:table-cell>
          <table:table-cell table:style-name="ce7" office:value-type="float" office:value="0.069966638" calcext:value-type="float">
            <text:p>0,069966638</text:p>
          </table:table-cell>
        </table:table-row>
        <table:table-row table:style-name="ro3">
          <table:table-cell table:style-name="ce5" office:value-type="float" office:value="67108864" calcext:value-type="float">
            <text:p>67108864</text:p>
          </table:table-cell>
          <table:table-cell table:style-name="ce8" office:value-type="float" office:value="0.262236944" calcext:value-type="float">
            <text:p>0,262236944</text:p>
          </table:table-cell>
          <table:table-cell table:style-name="ce8" office:value-type="float" office:value="0.09671648" calcext:value-type="float">
            <text:p>0,09671648</text:p>
          </table:table-cell>
          <table:table-cell table:style-name="ce8" office:value-type="float" office:value="0.115302753" calcext:value-type="float">
            <text:p>0,1153027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" svg:font-family="" style:font-family-generic="roman"/>
    <style:font-face style:name="Liberation serif" svg:font-family="'Liberation serif', 'Times New Roman'" style:font-family-generic="roman"/>
    <style:font-face style:name="Liberation mono" svg:font-family="'Liberation mono', 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" svg:font-family="'Source Ha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ource Han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09:26:51.306421343</meta:creation-date>
    <dc:date>2019-04-03T09:51:03.052602073</dc:date>
    <meta:editing-duration>PT11M20S</meta:editing-duration>
    <meta:editing-cycles>2</meta:editing-cycles>
    <meta:generator>LibreOffice/6.2.2.2$Linux_X86_64 LibreOffice_project/20$Build-2</meta:generator>
    <meta:document-statistic meta:table-count="1" meta:cell-count="11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82cm" svg:height="10.171cm" xlink:href=".." xlink:type="simple" chart:class="chart:bar" chart:style-name="ch1">
        <chart:legend chart:legend-position="end" svg:x="12.882cm" svg:y="3.692cm" style:legend-expansion="high" chart:style-name="ch2"/>
        <chart:plot-area chart:style-name="ch3" table:cell-range-address="Hoja1.A2:Hoja1.D15" chart:data-source-has-labels="both" svg:x="0.361cm" svg:y="0.203cm" svg:width="12.16cm" svg:height="9.765cm">
          <chartooo:coordinate-region svg:x="1.273cm" svg:y="0.203cm" svg:width="11.248cm" svg:height="7.988cm"/>
          <chart:axis chart:dimension="x" chart:name="primary-x" chart:style-name="ch4" chartooo:axis-type="auto">
            <chartooo:date-scale/>
            <chart:categories table:cell-range-address="Hoja1.A3:Hoja1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3:Hoja1.B15" chart:label-cell-address="Hoja1.B2:Hoja1.B2" chart:class="chart:bar">
            <chart:data-point chart:repeated="13"/>
          </chart:series>
          <chart:series chart:style-name="ch8" chart:values-cell-range-address="Hoja1.C3:Hoja1.C15" chart:label-cell-address="Hoja1.C2:Hoja1.C2" chart:class="chart:bar">
            <chart:data-point chart:repeated="13"/>
          </chart:series>
          <chart:series chart:style-name="ch9" chart:values-cell-range-address="Hoja1.D3:Hoja1.D15" chart:label-cell-address="Hoja1.D2:Hoja1.D2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. secuencial vect. Globales
1 thread/core</text:p>
                <draw:g>
                  <svg:desc>Hoja1.B2:Hoja1.B2</svg:desc>
                </draw:g>
              </table:table-cell>
              <table:table-cell office:value-type="string">
                <text:p>T. paralelo (versión for)
4 threads/cores</text:p>
                <draw:g>
                  <svg:desc>Hoja1.C2:Hoja1.C2</svg:desc>
                </draw:g>
              </table:table-cell>
              <table:table-cell office:value-type="string">
                <text:p>T. paralelo (versión sections)
4 threads/cores</text:p>
                <draw:g>
                  <svg:desc>Hoja1.D2:Hoja1.D2</svg:desc>
                </draw:g>
              </table:table-cell>
            </table:table-row>
          </table:table-header-rows>
          <table:table-rows>
            <table:table-row>
              <table:table-cell office:value-type="float" office:value="16384">
                <text:p>16384</text:p>
                <draw:g>
                  <svg:desc>Hoja1.A3:Hoja1.A15</svg:desc>
                </draw:g>
              </table:table-cell>
              <table:table-cell office:value-type="float" office:value="0.00020064">
                <text:p>0.00020064</text:p>
                <draw:g>
                  <svg:desc>Hoja1.B3:Hoja1.B15</svg:desc>
                </draw:g>
              </table:table-cell>
              <table:table-cell office:value-type="float" office:value="0.000068951">
                <text:p>0.000068951</text:p>
                <draw:g>
                  <svg:desc>Hoja1.C3:Hoja1.C15</svg:desc>
                </draw:g>
              </table:table-cell>
              <table:table-cell office:value-type="float" office:value="0.000058487">
                <text:p>0.000058487</text:p>
                <draw:g>
                  <svg:desc>Hoja1.D3:Hoja1.D15</svg:desc>
                </draw:g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0.000345707">
                <text:p>0.000345707</text:p>
              </table:table-cell>
              <table:table-cell office:value-type="float" office:value="0.000114316">
                <text:p>0.000114316</text:p>
              </table:table-cell>
              <table:table-cell office:value-type="float" office:value="0.000143378">
                <text:p>0.000143378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0.000943194">
                <text:p>0.000943194</text:p>
              </table:table-cell>
              <table:table-cell office:value-type="float" office:value="0.000222505">
                <text:p>0.000222505</text:p>
              </table:table-cell>
              <table:table-cell office:value-type="float" office:value="0.000211699">
                <text:p>0.000211699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0.001411803">
                <text:p>0.001411803</text:p>
              </table:table-cell>
              <table:table-cell office:value-type="float" office:value="0.000576929">
                <text:p>0.000576929</text:p>
              </table:table-cell>
              <table:table-cell office:value-type="float" office:value="0.000549028">
                <text:p>0.000549028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0.00289788">
                <text:p>0.00289788</text:p>
              </table:table-cell>
              <table:table-cell office:value-type="float" office:value="0.000927311">
                <text:p>0.000927311</text:p>
              </table:table-cell>
              <table:table-cell office:value-type="float" office:value="0.001302597">
                <text:p>0.001302597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0.0058604">
                <text:p>0.0058604</text:p>
              </table:table-cell>
              <table:table-cell office:value-type="float" office:value="0.002236288">
                <text:p>0.002236288</text:p>
              </table:table-cell>
              <table:table-cell office:value-type="float" office:value="0.002638852">
                <text:p>0.002638852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07499382">
                <text:p>0.007499382</text:p>
              </table:table-cell>
              <table:table-cell office:value-type="float" office:value="0.002692097">
                <text:p>0.002692097</text:p>
              </table:table-cell>
              <table:table-cell office:value-type="float" office:value="0.00223478">
                <text:p>0.00223478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008292539">
                <text:p>0.008292539</text:p>
              </table:table-cell>
              <table:table-cell office:value-type="float" office:value="0.004401032">
                <text:p>0.004401032</text:p>
              </table:table-cell>
              <table:table-cell office:value-type="float" office:value="0.004919438">
                <text:p>0.004919438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0.015374117">
                <text:p>0.015374117</text:p>
              </table:table-cell>
              <table:table-cell office:value-type="float" office:value="0.007629657">
                <text:p>0.007629657</text:p>
              </table:table-cell>
              <table:table-cell office:value-type="float" office:value="0.007750333">
                <text:p>0.007750333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0.0289445">
                <text:p>0.0289445</text:p>
              </table:table-cell>
              <table:table-cell office:value-type="float" office:value="0.015823796">
                <text:p>0.015823796</text:p>
              </table:table-cell>
              <table:table-cell office:value-type="float" office:value="0.016613158">
                <text:p>0.016613158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0.056007118">
                <text:p>0.056007118</text:p>
              </table:table-cell>
              <table:table-cell office:value-type="float" office:value="0.033802067">
                <text:p>0.033802067</text:p>
              </table:table-cell>
              <table:table-cell office:value-type="float" office:value="0.03094324">
                <text:p>0.03094324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0.113174536">
                <text:p>0.113174536</text:p>
              </table:table-cell>
              <table:table-cell office:value-type="float" office:value="0.060184144">
                <text:p>0.060184144</text:p>
              </table:table-cell>
              <table:table-cell office:value-type="float" office:value="0.060233511">
                <text:p>0.060233511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0.224890717">
                <text:p>0.224890717</text:p>
              </table:table-cell>
              <table:table-cell office:value-type="float" office:value="0.122471963">
                <text:p>0.122471963</text:p>
              </table:table-cell>
              <table:table-cell office:value-type="float" office:value="0.121353418">
                <text:p>0.1213534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408cm" svg:height="9.792cm" xlink:href=".." xlink:type="simple" chart:class="chart:bar" chart:style-name="ch1">
        <chart:legend chart:legend-position="end" svg:x="12.208cm" svg:y="3.503cm" style:legend-expansion="high" chart:style-name="ch2"/>
        <chart:plot-area chart:style-name="ch3" table:cell-range-address="Hoja1.A25:Hoja1.D38" chart:data-source-has-labels="both" svg:x="0.348cm" svg:y="0.195cm" svg:width="11.512cm" svg:height="9.402cm">
          <chartooo:coordinate-region svg:x="1.26cm" svg:y="0.195cm" svg:width="10.6cm" svg:height="7.624cm"/>
          <chart:axis chart:dimension="x" chart:name="primary-x" chart:style-name="ch4" chartooo:axis-type="auto">
            <chartooo:date-scale/>
            <chart:categories table:cell-range-address="Hoja1.A26:Hoja1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26:Hoja1.B38" chart:label-cell-address="Hoja1.B25:Hoja1.B25" chart:class="chart:bar">
            <chart:data-point chart:repeated="13"/>
          </chart:series>
          <chart:series chart:style-name="ch8" chart:values-cell-range-address="Hoja1.C26:Hoja1.C38" chart:label-cell-address="Hoja1.C25:Hoja1.C25" chart:class="chart:bar">
            <chart:data-point chart:repeated="13"/>
          </chart:series>
          <chart:series chart:style-name="ch9" chart:values-cell-range-address="Hoja1.D26:Hoja1.D38" chart:label-cell-address="Hoja1.D25:Hoja1.D25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. secuencial vect. Globales
1 thread/core</text:p>
                <draw:g>
                  <svg:desc>Hoja1.B25:Hoja1.B25</svg:desc>
                </draw:g>
              </table:table-cell>
              <table:table-cell office:value-type="string">
                <text:p>T. paralelo (versión for)
4 threads/cores</text:p>
                <draw:g>
                  <svg:desc>Hoja1.C25:Hoja1.C25</svg:desc>
                </draw:g>
              </table:table-cell>
              <table:table-cell office:value-type="string">
                <text:p>T. paralelo (versión sections)
4 threads/cores</text:p>
                <draw:g>
                  <svg:desc>Hoja1.D25:Hoja1.D25</svg:desc>
                </draw:g>
              </table:table-cell>
            </table:table-row>
          </table:table-header-rows>
          <table:table-rows>
            <table:table-row>
              <table:table-cell office:value-type="float" office:value="16384">
                <text:p>16384</text:p>
                <draw:g>
                  <svg:desc>Hoja1.A26:Hoja1.A38</svg:desc>
                </draw:g>
              </table:table-cell>
              <table:table-cell office:value-type="float" office:value="0.000122624">
                <text:p>0.000122624</text:p>
                <draw:g>
                  <svg:desc>Hoja1.B26:Hoja1.B38</svg:desc>
                </draw:g>
              </table:table-cell>
              <table:table-cell office:value-type="float" office:value="0.000046314">
                <text:p>0.000046314</text:p>
                <draw:g>
                  <svg:desc>Hoja1.C26:Hoja1.C38</svg:desc>
                </draw:g>
              </table:table-cell>
              <table:table-cell office:value-type="float" office:value="0.000054928">
                <text:p>0.000054928</text:p>
                <draw:g>
                  <svg:desc>Hoja1.D26:Hoja1.D38</svg:desc>
                </draw:g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0.000238818">
                <text:p>0.000238818</text:p>
              </table:table-cell>
              <table:table-cell office:value-type="float" office:value="0.000162764">
                <text:p>0.000162764</text:p>
              </table:table-cell>
              <table:table-cell office:value-type="float" office:value="0.000078444">
                <text:p>0.000078444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0.000473247">
                <text:p>0.000473247</text:p>
              </table:table-cell>
              <table:table-cell office:value-type="float" office:value="0.000136748">
                <text:p>0.000136748</text:p>
              </table:table-cell>
              <table:table-cell office:value-type="float" office:value="0.000158723">
                <text:p>0.000158723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0.00094761">
                <text:p>0.00094761</text:p>
              </table:table-cell>
              <table:table-cell office:value-type="float" office:value="0.000272179">
                <text:p>0.000272179</text:p>
              </table:table-cell>
              <table:table-cell office:value-type="float" office:value="0.000331622">
                <text:p>0.000331622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0.001892547">
                <text:p>0.001892547</text:p>
              </table:table-cell>
              <table:table-cell office:value-type="float" office:value="0.000589282">
                <text:p>0.000589282</text:p>
              </table:table-cell>
              <table:table-cell office:value-type="float" office:value="0.000628533">
                <text:p>0.000628533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0.002871337">
                <text:p>0.002871337</text:p>
              </table:table-cell>
              <table:table-cell office:value-type="float" office:value="0.001021006">
                <text:p>0.001021006</text:p>
              </table:table-cell>
              <table:table-cell office:value-type="float" office:value="0.000996346">
                <text:p>0.000996346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05647381">
                <text:p>0.005647381</text:p>
              </table:table-cell>
              <table:table-cell office:value-type="float" office:value="0.002308663">
                <text:p>0.002308663</text:p>
              </table:table-cell>
              <table:table-cell office:value-type="float" office:value="0.002066028">
                <text:p>0.002066028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010000441">
                <text:p>0.010000441</text:p>
              </table:table-cell>
              <table:table-cell office:value-type="float" office:value="0.004009223">
                <text:p>0.004009223</text:p>
              </table:table-cell>
              <table:table-cell office:value-type="float" office:value="0.004602092">
                <text:p>0.004602092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0.018214631">
                <text:p>0.018214631</text:p>
              </table:table-cell>
              <table:table-cell office:value-type="float" office:value="0.006732957">
                <text:p>0.006732957</text:p>
              </table:table-cell>
              <table:table-cell office:value-type="float" office:value="0.007566364">
                <text:p>0.007566364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0.033410888">
                <text:p>0.033410888</text:p>
              </table:table-cell>
              <table:table-cell office:value-type="float" office:value="0.013093939">
                <text:p>0.013093939</text:p>
              </table:table-cell>
              <table:table-cell office:value-type="float" office:value="0.013711518">
                <text:p>0.013711518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0.066655803">
                <text:p>0.066655803</text:p>
              </table:table-cell>
              <table:table-cell office:value-type="float" office:value="0.042461181">
                <text:p>0.042461181</text:p>
              </table:table-cell>
              <table:table-cell office:value-type="float" office:value="0.027287619">
                <text:p>0.027287619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0.131965512">
                <text:p>0.131965512</text:p>
              </table:table-cell>
              <table:table-cell office:value-type="float" office:value="0.071881953">
                <text:p>0.071881953</text:p>
              </table:table-cell>
              <table:table-cell office:value-type="float" office:value="0.069966638">
                <text:p>0.069966638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0.262236944">
                <text:p>0.262236944</text:p>
              </table:table-cell>
              <table:table-cell office:value-type="float" office:value="0.09671648">
                <text:p>0.09671648</text:p>
              </table:table-cell>
              <table:table-cell office:value-type="float" office:value="0.115302753">
                <text:p>0.1153027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